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6a097" officeooo:paragraph-rsid="00152327"/>
    </style:style>
    <style:style style:name="P2" style:family="paragraph" style:parent-style-name="Standard">
      <style:paragraph-properties fo:text-align="center" style:justify-single-word="false"/>
      <style:text-properties officeooo:rsid="00036d90" officeooo:paragraph-rsid="00152327"/>
    </style:style>
    <style:style style:name="P3" style:family="paragraph" style:parent-style-name="Standard">
      <style:text-properties officeooo:rsid="000516bc" officeooo:paragraph-rsid="00152327"/>
    </style:style>
    <style:style style:name="P4" style:family="paragraph" style:parent-style-name="Standard">
      <style:text-properties fo:font-weight="bold" officeooo:rsid="001bfac4" officeooo:paragraph-rsid="00152327" style:font-weight-asian="bold" style:font-weight-complex="bold"/>
    </style:style>
    <style:style style:name="P5" style:family="paragraph" style:parent-style-name="Standard">
      <style:text-properties officeooo:paragraph-rsid="00152327"/>
    </style:style>
    <style:style style:name="P6" style:family="paragraph" style:parent-style-name="Subtitle">
      <style:paragraph-properties fo:text-align="center" style:justify-single-word="false"/>
      <style:text-properties officeooo:rsid="0001121f" officeooo:paragraph-rsid="00152327"/>
    </style:style>
    <style:style style:name="P7" style:family="paragraph" style:parent-style-name="Text_20_body">
      <style:text-properties officeooo:rsid="0001121f" officeooo:paragraph-rsid="00152327"/>
    </style:style>
    <style:style style:name="P8" style:family="paragraph" style:parent-style-name="Text_20_body">
      <style:text-properties officeooo:rsid="00022bcb" officeooo:paragraph-rsid="00152327"/>
    </style:style>
    <style:style style:name="P9" style:family="paragraph" style:parent-style-name="Text_20_body">
      <style:text-properties officeooo:rsid="0006a097" officeooo:paragraph-rsid="00152327"/>
    </style:style>
    <style:style style:name="P10" style:family="paragraph" style:parent-style-name="Text_20_body">
      <style:text-properties officeooo:paragraph-rsid="00152327"/>
    </style:style>
    <style:style style:name="P11" style:family="paragraph" style:parent-style-name="Title">
      <style:text-properties officeooo:rsid="0001121f" officeooo:paragraph-rsid="00152327"/>
    </style:style>
    <style:style style:name="P12" style:family="paragraph" style:parent-style-name="Text_20_body">
      <style:text-properties fo:font-weight="bold" officeooo:rsid="0001121f" officeooo:paragraph-rsid="00152327" style:font-weight-asian="bold" style:font-weight-complex="bold"/>
    </style:style>
    <style:style style:name="P13" style:family="paragraph" style:parent-style-name="Text_20_body">
      <style:text-properties fo:font-weight="bold" officeooo:rsid="00022bcb" officeooo:paragraph-rsid="00152327" style:font-weight-asian="bold" style:font-weight-complex="bold"/>
    </style:style>
    <style:style style:name="P14" style:family="paragraph" style:parent-style-name="Standard">
      <style:text-properties officeooo:rsid="000516bc" officeooo:paragraph-rsid="00152327"/>
    </style:style>
    <style:style style:name="P15" style:family="paragraph" style:parent-style-name="Standard">
      <style:text-properties officeooo:rsid="0006a097" officeooo:paragraph-rsid="00152327"/>
    </style:style>
    <style:style style:name="P16" style:family="paragraph" style:parent-style-name="Standard">
      <style:text-properties fo:font-weight="bold" officeooo:rsid="0006a097" officeooo:paragraph-rsid="00152327" style:font-weight-asian="bold" style:font-weight-complex="bold"/>
    </style:style>
    <style:style style:name="P17" style:family="paragraph" style:parent-style-name="Heading_20_2">
      <style:text-properties officeooo:rsid="0001121f" officeooo:paragraph-rsid="00152327"/>
    </style:style>
    <style:style style:name="P18" style:family="paragraph" style:parent-style-name="Heading_20_2">
      <style:text-properties officeooo:rsid="0006a097" officeooo:paragraph-rsid="00152327"/>
    </style:style>
    <style:style style:name="P19" style:family="paragraph" style:parent-style-name="Heading_20_2">
      <style:text-properties officeooo:rsid="000ac744" officeooo:paragraph-rsid="00152327"/>
    </style:style>
    <style:style style:name="T1" style:family="text">
      <style:text-properties fo:font-weight="bold" style:font-weight-asian="bold" style:font-weight-complex="bold"/>
    </style:style>
    <style:style style:name="T2" style:family="text">
      <style:text-properties fo:font-weight="bold" officeooo:rsid="000379f2" style:font-weight-asian="bold" style:font-weight-complex="bold"/>
    </style:style>
    <style:style style:name="T3" style:family="text">
      <style:text-properties fo:font-weight="bold" officeooo:rsid="0006a097" style:font-weight-asian="bold" style:font-weight-complex="bold"/>
    </style:style>
    <style:style style:name="T4" style:family="text">
      <style:text-properties officeooo:rsid="000379f2"/>
    </style:style>
    <style:style style:name="T5" style:family="text">
      <style:text-properties officeooo:rsid="0006a097"/>
    </style:style>
    <style:style style:name="T6" style:family="text">
      <style:text-properties officeooo:rsid="000764eb"/>
    </style:style>
    <style:style style:name="T7" style:family="text">
      <style:text-properties style:text-position="super 58%" officeooo:rsid="0006a097"/>
    </style:style>
    <style:style style:name="T8" style:family="text">
      <style:text-properties style:text-position="super 58%" officeooo:rsid="000a6361"/>
    </style:style>
    <style:style style:name="T9" style:family="text">
      <style:text-properties style:text-position="0% 100%" officeooo:rsid="0006a097"/>
    </style:style>
    <style:style style:name="T10" style:family="text">
      <style:text-properties officeooo:rsid="000780e4"/>
    </style:style>
    <style:style style:name="T11" style:family="text">
      <style:text-properties officeooo:rsid="000a6361"/>
    </style:style>
    <style:style style:name="T12" style:family="text">
      <style:text-properties officeooo:rsid="00165b9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DATA STRUCTURES LAB</text:p>
      <text:p text:style-name="P2">AMAL NATH M</text:p>
      <text:p text:style-name="P2">R<text:span text:style-name="T12">3</text:span> 11</text:p>
      <text:p text:style-name="P2"/>
      <text:p text:style-name="P6">EXPERIMENT 1 : Implementation of Sorting Algorithms</text:p>
      <text:h text:style-name="P17" text:outline-level="2">a.) BUBBLE SORT </text:h>
      <text:p text:style-name="P10"/>
      <text:p text:style-name="P7"><text:span text:style-name="T1">AIM</text:span> :- To perform BUBBLE SORT in an array and to arrange the elements of the array in ascending order.</text:p>
      <text:p text:style-name="P7"/>
      <text:p text:style-name="P7"><text:span text:style-name="T1">DATA STRUCTURE USED</text:span> :- ARRAY is the data structure used in bubble sort.</text:p>
      <text:p text:style-name="P12"/>
      <text:p text:style-name="P7"><text:span text:style-name="T1">ALGORITHM</text:span> :- </text:p>
      <text:p text:style-name="P7">START</text:p>
      <text:p text:style-name="P7">1. Declare n, arr[SIZE], temp, i, j, count</text:p>
      <text:p text:style-name="P7">2. Read n</text:p>
      <text:p text:style-name="P7">3. i=0 till n, read arr[i]</text:p>
      <text:p text:style-name="P7">4. i=0, count=0, flag=0</text:p>
      <text:p text:style-name="P7">5. If i&lt;n-1, goto 6. Else, goto 10.</text:p>
      <text:p text:style-name="P7">6. j=0 </text:p>
      <text:p text:style-name="P7">7. If j&lt;n-i-1, increment flag and goto 8. Else, goto 9.</text:p>
      <text:p text:style-name="P7">8. If arr[j]&gt;arr[j+1], swap these elements using temp, increment count and j and goto 7. Else, increment j and goto 7.</text:p>
      <text:p text:style-name="P7">9. If flag is equal to 0, goto 10. Else, increment i and goto 5.</text:p>
      <text:p text:style-name="P7">10. i=0 till n, print arr[i]</text:p>
      <text:p text:style-name="P7">11. Print count and flag</text:p>
      <text:p text:style-name="P7">STOP</text:p>
      <text:p text:style-name="P13"/>
      <text:p text:style-name="P8"><text:span text:style-name="T1">PROGRAM CODE</text:span> :- </text:p>
      <text:p text:style-name="P5">#include&lt;stdio.h&gt;</text:p>
      <text:p text:style-name="P5">void main()</text:p>
      <text:p text:style-name="P5">{</text:p>
      <text:p text:style-name="P5"><text:tab/>int i,n,a[100],temp,count=0,flag=0;</text:p>
      <text:p text:style-name="P5"><text:soft-page-break/><text:tab/></text:p>
      <text:p text:style-name="P5"><text:tab/>printf("Enter the no. of integers\n");</text:p>
      <text:p text:style-name="P5"><text:tab/>scanf("%d",&amp;n);</text:p>
      <text:p text:style-name="P5"><text:tab/></text:p>
      <text:p text:style-name="P5"><text:tab/>printf("Enter the array elements\n");</text:p>
      <text:p text:style-name="P5"><text:tab/>for(i=0;i&lt;n;i++)</text:p>
      <text:p text:style-name="P5"><text:tab/><text:tab/>scanf("%d",&amp;a[i]);</text:p>
      <text:p text:style-name="P5"><text:tab/><text:tab/></text:p>
      <text:p text:style-name="P5"><text:tab/>for(int i=0;i&lt;n-1;i++)</text:p>
      <text:p text:style-name="P5"><text:tab/>{</text:p>
      <text:p text:style-name="P5"><text:tab/><text:tab/>for(int j=0;j&lt;n-i-1;j++)</text:p>
      <text:p text:style-name="P5"><text:tab/><text:tab/>{</text:p>
      <text:p text:style-name="P5"><text:tab/><text:tab/><text:tab/>if(a[j]&gt;a[j+1])</text:p>
      <text:p text:style-name="P5"><text:tab/><text:tab/><text:tab/>{</text:p>
      <text:p text:style-name="P5"><text:tab/><text:tab/><text:tab/><text:tab/>temp=a[j];</text:p>
      <text:p text:style-name="P5"><text:tab/><text:tab/><text:tab/><text:tab/>a[j]=a[j+1];</text:p>
      <text:p text:style-name="P5"><text:tab/><text:tab/><text:tab/><text:tab/>a[j+1]=temp;</text:p>
      <text:p text:style-name="P5"><text:tab/><text:tab/><text:tab/><text:tab/>count++;</text:p>
      <text:p text:style-name="P5"><text:tab/><text:tab/><text:tab/>}</text:p>
      <text:p text:style-name="P5"><text:tab/><text:tab/><text:tab/>flag++;</text:p>
      <text:p text:style-name="P5"><text:tab/><text:tab/>}</text:p>
      <text:p text:style-name="P5"><text:tab/><text:tab/></text:p>
      <text:p text:style-name="P5"><text:tab/><text:tab/>if(count==0)</text:p>
      <text:p text:style-name="P5"><text:tab/><text:tab/><text:tab/>break;</text:p>
      <text:p text:style-name="P5"><text:tab/>}</text:p>
      <text:p text:style-name="P5"><text:tab/></text:p>
      <text:p text:style-name="P5"><text:tab/>printf("The elements in ascending order are\n");</text:p>
      <text:p text:style-name="P5"><text:tab/>for(i=0;i&lt;n;i++)</text:p>
      <text:p text:style-name="P5"><text:tab/><text:tab/>printf("%d\n",a[i]);</text:p>
      <text:p text:style-name="P5"><text:tab/>printf("\nNo. of swaps = %d\nNo. of iterations = %d\n", count,flag);</text:p>
      <text:p text:style-name="P5">}</text:p>
      <text:p text:style-name="P5"/>
      <text:p text:style-name="P5"><text:span text:style-name="T2">SAMPLE OUTPUTS</text:span><text:span text:style-name="T4"> :-</text:span></text:p>
      <text:p text:style-name="P5"/>
      <text:p text:style-name="P3">Enter the no. of integers</text:p>
      <text:p text:style-name="P3">5</text:p>
      <text:p text:style-name="P3">Enter the array elements</text:p>
      <text:p text:style-name="P3">1</text:p>
      <text:p text:style-name="P3">2</text:p>
      <text:p text:style-name="P3">3</text:p>
      <text:p text:style-name="P3">4</text:p>
      <text:p text:style-name="P3">5</text:p>
      <text:p text:style-name="P3">The elements in ascending order are</text:p>
      <text:p text:style-name="P3">1</text:p>
      <text:p text:style-name="P3">2</text:p>
      <text:p text:style-name="P3">3</text:p>
      <text:p text:style-name="P3">4</text:p>
      <text:p text:style-name="P3">5</text:p>
      <text:p text:style-name="P3"/>
      <text:p text:style-name="P3">No. of swaps = 0</text:p>
      <text:p text:style-name="P3">No. of iterations = 4</text:p>
      <text:p text:style-name="P3"/>
      <text:p text:style-name="P3"><text:soft-page-break/>Enter the no. of integers</text:p>
      <text:p text:style-name="P3">5</text:p>
      <text:p text:style-name="P3">Enter the array elements</text:p>
      <text:p text:style-name="P3">5</text:p>
      <text:p text:style-name="P3">4</text:p>
      <text:p text:style-name="P3">3</text:p>
      <text:p text:style-name="P3">2</text:p>
      <text:p text:style-name="P3">1</text:p>
      <text:p text:style-name="P3">The elements in ascending order are</text:p>
      <text:p text:style-name="P3">1</text:p>
      <text:p text:style-name="P3">2</text:p>
      <text:p text:style-name="P3">3</text:p>
      <text:p text:style-name="P3">4</text:p>
      <text:p text:style-name="P3">5</text:p>
      <text:p text:style-name="P3"/>
      <text:p text:style-name="P3">No. of swaps = 10</text:p>
      <text:p text:style-name="P3">No. of iterations = 10</text:p>
      <text:p text:style-name="P3"/>
      <text:p text:style-name="P3">Enter the no. of integers</text:p>
      <text:p text:style-name="P3">5</text:p>
      <text:p text:style-name="P3">Enter the array elements</text:p>
      <text:p text:style-name="P3">1</text:p>
      <text:p text:style-name="P3">4</text:p>
      <text:p text:style-name="P3">2</text:p>
      <text:p text:style-name="P3">5</text:p>
      <text:p text:style-name="P3">3</text:p>
      <text:p text:style-name="P3">The elements in ascending order are</text:p>
      <text:p text:style-name="P3">1</text:p>
      <text:p text:style-name="P3">2</text:p>
      <text:p text:style-name="P3">3</text:p>
      <text:p text:style-name="P3">4</text:p>
      <text:p text:style-name="P3">5</text:p>
      <text:p text:style-name="P3"/>
      <text:p text:style-name="P3">No. of swaps = 3</text:p>
      <text:p text:style-name="P3">No. of iterations = 10</text:p>
      <text:p text:style-name="P3"/>
      <text:p text:style-name="P3">Enter the no. of integers</text:p>
      <text:p text:style-name="P3">4</text:p>
      <text:p text:style-name="P3">Enter the array elements</text:p>
      <text:p text:style-name="P3">-1</text:p>
      <text:p text:style-name="P3">23</text:p>
      <text:p text:style-name="P3">-45</text:p>
      <text:p text:style-name="P3">100</text:p>
      <text:p text:style-name="P3">The elements in ascending order are</text:p>
      <text:p text:style-name="P3">-45</text:p>
      <text:p text:style-name="P3">-1</text:p>
      <text:p text:style-name="P3">23</text:p>
      <text:p text:style-name="P3">100</text:p>
      <text:p text:style-name="P3"/>
      <text:p text:style-name="P3">No. of swaps = 2</text:p>
      <text:p text:style-name="P3">No. of iterations = 6</text:p>
      <text:p text:style-name="P3"/>
      <text:p text:style-name="P5"><text:soft-page-break/><text:span text:style-name="T3">RESULT</text:span><text:span text:style-name="T5"> :- Bubble sort was performed in the array and the array elements were arranged in ascending order. Also, the number of comparisons and swaps performed were found out. Number of comparisons performed was found to be n(n-1)/2 where n is the number of array elements </text:span><text:span text:style-name="T6">(Except for best case)</text:span><text:span text:style-name="T5">. </text:span></text:p>
      <text:p text:style-name="P1">Time complexity :</text:p>
      <text:p text:style-name="P1"><text:tab/>Best case – O(n)</text:p>
      <text:p text:style-name="P5"><text:span text:style-name="T5"><text:tab/>Average case – O(n</text:span><text:span text:style-name="T7">2</text:span><text:span text:style-name="T9">)</text:span></text:p>
      <text:p text:style-name="P5"><text:span text:style-name="T9"><text:tab/>Worst case – O(n</text:span><text:span text:style-name="T7">2</text:span><text:span text:style-name="T9">)</text:span></text:p>
      <text:p text:style-name="P1"/>
      <text:p text:style-name="P1"/>
      <text:h text:style-name="P18" text:outline-level="2"/>
      <text:h text:style-name="P18" text:outline-level="2"/>
      <text:p text:style-name="P9"/>
      <text:p text:style-name="P9"/>
      <text:p text:style-name="P9"/>
      <text:p text:style-name="P9"/>
      <text:p text:style-name="P9"/>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P19" text:outline-level="2"><text:soft-page-break/></text:h>
      <text:h text:style-name="P19" text:outline-level="2">b.) SELECTION SORT</text:h>
      <text:p text:style-name="P12"/>
      <text:p text:style-name="P7"><text:span text:style-name="T1">AIM</text:span> :- To perform <text:span text:style-name="T10">SELECTION</text:span> SORT in an array and to arrange the elements of the array in ascending order.</text:p>
      <text:p text:style-name="P7"/>
      <text:p text:style-name="P7"><text:span text:style-name="T1">DATA STRUCTURE USED</text:span> :- ARRAY is the data structure used in <text:span text:style-name="T10">selection </text:span>sort.</text:p>
      <text:p text:style-name="P12"/>
      <text:p text:style-name="P7"><text:span text:style-name="T1">ALGORITHM</text:span> :- </text:p>
      <text:p text:style-name="P7">START</text:p>
      <text:p text:style-name="P7">1. Declare n, arr[SIZE], temp, i, j, count, flag, min</text:p>
      <text:p text:style-name="P7">2. Read n</text:p>
      <text:p text:style-name="P7">3. i=0 till n, read arr[i]</text:p>
      <text:p text:style-name="P7">4. i=0, count=0, flag=0</text:p>
      <text:p text:style-name="P7">5. If i&lt;n-1, goto 6. Else, goto 10</text:p>
      <text:p text:style-name="P7">6. min=i, j=i+1</text:p>
      <text:p text:style-name="P7">7. If j&lt;n, increment flag and goto 8. Else, goto 9</text:p>
      <text:p text:style-name="P7">8. If arr[j]&gt;arr[j+1], assign min=j, increment j and goto 7. Else, increment j and goto 7.</text:p>
      <text:p text:style-name="P7">9. if min!=1, swap arr[min] and arr[i], increment count and i and goto 5.</text:p>
      <text:p text:style-name="P7">10. i=0 till n, print arr[i]</text:p>
      <text:p text:style-name="P7">11. Print count and flag</text:p>
      <text:p text:style-name="P7">STOP</text:p>
      <text:p text:style-name="P13"/>
      <text:p text:style-name="P8"><text:span text:style-name="T1">PROGRAM CODE</text:span> :- </text:p>
      <text:p text:style-name="P5">#include&lt;stdio.h&gt;</text:p>
      <text:p text:style-name="P5"/>
      <text:p text:style-name="P5">void main()</text:p>
      <text:p text:style-name="P5">{</text:p>
      <text:p text:style-name="P5"><text:tab/>int n,arr[100],min,temp,count=0,flag=0;</text:p>
      <text:p text:style-name="P5"/>
      <text:p text:style-name="P5"><text:tab/>printf("Enter the no. of elements\n");</text:p>
      <text:p text:style-name="P5"><text:tab/>scanf("%d",&amp;n);</text:p>
      <text:p text:style-name="P5"/>
      <text:p text:style-name="P5"><text:tab/>printf("Enter array elements\n");</text:p>
      <text:p text:style-name="P5"><text:tab/>for(int i=0;i&lt;n;i++)</text:p>
      <text:p text:style-name="P5"><text:tab/><text:tab/>scanf("%d",&amp;arr[i]);</text:p>
      <text:p text:style-name="P5"><text:soft-page-break/><text:tab/></text:p>
      <text:p text:style-name="P5"><text:tab/>for(int i=0;i&lt;n-1;i++)</text:p>
      <text:p text:style-name="P5"><text:tab/>{</text:p>
      <text:p text:style-name="P5"><text:tab/><text:tab/>min=i;</text:p>
      <text:p text:style-name="P5"/>
      <text:p text:style-name="P5"><text:tab/><text:tab/>for(int j=i+1;j&lt;n;j++)</text:p>
      <text:p text:style-name="P5"><text:tab/><text:tab/>{</text:p>
      <text:p text:style-name="P5"><text:tab/><text:tab/><text:tab/>flag++;</text:p>
      <text:p text:style-name="P5"><text:tab/><text:tab/><text:tab/>if(arr[j]&lt;arr[min])</text:p>
      <text:p text:style-name="P5"><text:tab/><text:tab/><text:tab/>{</text:p>
      <text:p text:style-name="P5"><text:tab/><text:tab/><text:tab/><text:tab/>min=j;</text:p>
      <text:p text:style-name="P5"><text:tab/><text:tab/><text:tab/>}</text:p>
      <text:p text:style-name="P5"><text:tab/><text:tab/>}</text:p>
      <text:p text:style-name="P5"><text:tab/><text:tab/></text:p>
      <text:p text:style-name="P5"><text:tab/><text:tab/>if(min!=i)</text:p>
      <text:p text:style-name="P5"><text:tab/><text:tab/>{</text:p>
      <text:p text:style-name="P5"><text:tab/><text:tab/><text:tab/>temp=arr[min];</text:p>
      <text:p text:style-name="P5"><text:tab/><text:tab/><text:tab/>arr[min]=arr[i];</text:p>
      <text:p text:style-name="P5"><text:tab/><text:tab/><text:tab/>arr[i]=temp;</text:p>
      <text:p text:style-name="P5"><text:tab/><text:tab/><text:tab/>count++;</text:p>
      <text:p text:style-name="P5"><text:tab/><text:tab/>}</text:p>
      <text:p text:style-name="P5"><text:tab/>}</text:p>
      <text:p text:style-name="P5"/>
      <text:p text:style-name="P5"><text:tab/>printf("The sorted elements are\n");</text:p>
      <text:p text:style-name="P5"><text:tab/>for(int i=0;i&lt;n;i++)</text:p>
      <text:p text:style-name="P5"><text:tab/><text:tab/>printf("%d\n",arr[i]);</text:p>
      <text:p text:style-name="P5"><text:tab/>printf("\nNo. of swaps = %d\nNo. of iterations = %d\n", count,flag);</text:p>
      <text:p text:style-name="P5">}</text:p>
      <text:p text:style-name="P5"/>
      <text:p text:style-name="P5"/>
      <text:p text:style-name="P5"><text:span text:style-name="T2">SAMPLE OUTPUTS</text:span><text:span text:style-name="T4"> :-</text:span></text:p>
      <text:p text:style-name="P4"/>
      <text:p text:style-name="P3">Enter the no. of elements</text:p>
      <text:p text:style-name="P3">5</text:p>
      <text:p text:style-name="P3">Enter array elements</text:p>
      <text:p text:style-name="P3">1</text:p>
      <text:p text:style-name="P3">2</text:p>
      <text:p text:style-name="P3">3</text:p>
      <text:p text:style-name="P3">4</text:p>
      <text:p text:style-name="P3">5</text:p>
      <text:p text:style-name="P3">The sorted elements are</text:p>
      <text:p text:style-name="P3">1</text:p>
      <text:p text:style-name="P3">2</text:p>
      <text:p text:style-name="P3">3</text:p>
      <text:p text:style-name="P3">4</text:p>
      <text:p text:style-name="P3">5</text:p>
      <text:p text:style-name="P4"/>
      <text:p text:style-name="P3">No. of swaps = 0</text:p>
      <text:p text:style-name="P3">No. of iterations = 10</text:p>
      <text:p text:style-name="P3"/>
      <text:p text:style-name="P3">Enter the no. of elements</text:p>
      <text:p text:style-name="P3">5</text:p>
      <text:p text:style-name="P3"><text:soft-page-break/>Enter array elements</text:p>
      <text:p text:style-name="P3">5</text:p>
      <text:p text:style-name="P3">4</text:p>
      <text:p text:style-name="P3">3</text:p>
      <text:p text:style-name="P3">2</text:p>
      <text:p text:style-name="P3">1</text:p>
      <text:p text:style-name="P3">The sorted elements are</text:p>
      <text:p text:style-name="P3">1</text:p>
      <text:p text:style-name="P3">2</text:p>
      <text:p text:style-name="P3">3</text:p>
      <text:p text:style-name="P3">4</text:p>
      <text:p text:style-name="P3">5</text:p>
      <text:p text:style-name="P3"/>
      <text:p text:style-name="P3">No. of swaps = 2</text:p>
      <text:p text:style-name="P3">No. of iterations = 10</text:p>
      <text:p text:style-name="P3"/>
      <text:p text:style-name="P3">Enter the no. of elements</text:p>
      <text:p text:style-name="P3">5</text:p>
      <text:p text:style-name="P3">Enter array elements</text:p>
      <text:p text:style-name="P3">3</text:p>
      <text:p text:style-name="P3">1</text:p>
      <text:p text:style-name="P3">5</text:p>
      <text:p text:style-name="P3">2</text:p>
      <text:p text:style-name="P3">4</text:p>
      <text:p text:style-name="P3">The sorted elements are</text:p>
      <text:p text:style-name="P3">1</text:p>
      <text:p text:style-name="P3">2</text:p>
      <text:p text:style-name="P3">3</text:p>
      <text:p text:style-name="P3">4</text:p>
      <text:p text:style-name="P3">5</text:p>
      <text:p text:style-name="P3"/>
      <text:p text:style-name="P3">No. of swaps = 4</text:p>
      <text:p text:style-name="P3">No. of iterations = 10</text:p>
      <text:p text:style-name="P3"/>
      <text:p text:style-name="P3">Enter the no. of elements</text:p>
      <text:p text:style-name="P3">3 </text:p>
      <text:p text:style-name="P3">Enter array elements</text:p>
      <text:p text:style-name="P3">100 </text:p>
      <text:p text:style-name="P3">0</text:p>
      <text:p text:style-name="P3">-100</text:p>
      <text:p text:style-name="P3">The sorted elements are</text:p>
      <text:p text:style-name="P3">-100</text:p>
      <text:p text:style-name="P3">0</text:p>
      <text:p text:style-name="P3">100</text:p>
      <text:p text:style-name="P3"/>
      <text:p text:style-name="P3">No. of swaps = 1</text:p>
      <text:p text:style-name="P3">No. of iterations = 3</text:p>
      <text:p text:style-name="P3"/>
      <text:p text:style-name="P16"/>
      <text:p text:style-name="P5"><text:span text:style-name="T3">RESULT</text:span><text:span text:style-name="T5"> :- </text:span><text:span text:style-name="T11">Selection sort</text:span><text:span text:style-name="T5"> was performed in the array and the array elements were arranged in ascending order. Also, the number of comparisons and swaps performed were found out. Number of comparisons performed was found to be n(n-1)/2 where n is the number of array elements.</text:span></text:p>
      <text:p text:style-name="P1"><text:soft-page-break/>Time complexity :</text:p>
      <text:p text:style-name="P5"><text:span text:style-name="T5"><text:tab/>Best case – O(n</text:span><text:span text:style-name="T8">2</text:span><text:span text:style-name="T5">)</text:span></text:p>
      <text:p text:style-name="P5"><text:span text:style-name="T5"><text:tab/>Average case – O(n</text:span><text:span text:style-name="T7">2</text:span><text:span text:style-name="T9">)</text:span></text:p>
      <text:p text:style-name="P5"><text:span text:style-name="T9"><text:tab/>Worst case – O(n</text:span><text:span text:style-name="T7">2</text:span><text:span text:style-name="T9">)</text:span></text:p>
      <text:h text:style-name="P18" text:outline-level="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0T12:57:29.805868063</meta:creation-date>
    <dc:date>2020-09-20T14:25:41.771288923</dc:date>
    <meta:editing-duration>PT27S</meta:editing-duration>
    <meta:editing-cycles>2</meta:editing-cycles>
    <meta:generator>LibreOffice/6.4.5.2$Linux_X86_64 LibreOffice_project/40$Build-2</meta:generator>
    <meta:document-statistic meta:table-count="0" meta:image-count="0" meta:object-count="0" meta:page-count="8" meta:paragraph-count="244" meta:word-count="784" meta:character-count="4259" meta:non-whitespace-character-count="3570"/>
  </office:meta>
</office:document-meta>
</file>